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-0.019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9.7cm" svg:y1="0.4cm" svg:x2="9.7cm" svg:y2="6.9cm">
          <text:p/>
        </draw:line>
        <draw:frame draw:style-name="gr3" draw:text-style-name="P4" draw:layer="layout" svg:width="2.1cm" svg:height="0.9cm" svg:x="2.2cm" svg:y="3.6cm">
          <draw:text-box>
            <text:p text:style-name="P3">(4,1)</text:p>
          </draw:text-box>
        </draw:frame>
        <draw:frame draw:style-name="gr3" draw:text-style-name="P4" draw:layer="layout" svg:width="2.1cm" svg:height="0.9cm" svg:x="4cm" svg:y="3cm">
          <draw:text-box>
            <text:p text:style-name="P3">(8,1)</text:p>
          </draw:text-box>
        </draw:frame>
        <draw:frame draw:style-name="gr3" draw:text-style-name="P4" draw:layer="layout" svg:width="2.1cm" svg:height="0.9cm" svg:x="4.2cm" svg:y="1.5cm">
          <draw:text-box>
            <text:p text:style-name="P3">(4,2)</text:p>
          </draw:text-box>
        </draw:frame>
        <draw:frame draw:style-name="gr4" draw:text-style-name="P4" draw:layer="layout" svg:width="2.1cm" svg:height="1.2cm" svg:x="6.4cm" svg:y="2.3cm">
          <draw:text-box>
            <text:p text:style-name="P3">(16,1)</text:p>
          </draw:text-box>
        </draw:frame>
        <draw:frame draw:style-name="gr3" draw:text-style-name="P4" draw:layer="layout" svg:width="2.1cm" svg:height="0.9cm" svg:x="6.3cm" svg:y="0.9cm">
          <draw:text-box>
            <text:p text:style-name="P3">(8,2)</text:p>
          </draw:text-box>
        </draw:frame>
        <draw:frame draw:style-name="gr3" draw:text-style-name="P4" draw:layer="layout" svg:width="2.1cm" svg:height="0.9cm" svg:x="9.9cm" svg:y="1.7cm">
          <draw:text-box>
            <text:p text:style-name="P3">(4,4)</text:p>
          </draw:text-box>
        </draw:frame>
        <draw:frame draw:style-name="gr3" draw:text-style-name="P4" draw:layer="layout" svg:width="2.1cm" svg:height="0.9cm" svg:x="10.1cm" svg:y="0.8cm">
          <draw:text-box>
            <text:p text:style-name="P3">(16,2)</text:p>
          </draw:text-box>
        </draw:frame>
        <draw:frame draw:style-name="gr3" draw:text-style-name="P4" draw:layer="layout" svg:width="2.1cm" svg:height="0.9cm" svg:x="13.3cm" svg:y="0.9cm">
          <draw:text-box>
            <text:p text:style-name="P3">(8,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06:17:29.580518267</meta:creation-date>
    <dc:date>2020-11-17T06:22:26.206667384</dc:date>
    <meta:editing-duration>PT4M57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>
      <style:chart-properties style:rotation-angle="90"/>
      <style:text-properties fo:font-size="13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1.55cm" svg:y="0.18cm" svg:width="14.13cm" svg:height="7.44cm">
          <chartooo:coordinate-region svg:x="2.277cm" svg:y="0.432cm" svg:width="13.044cm" svg:height="6.435cm"/>
          <chart:axis chart:dimension="x" chart:name="primary-x" chart:style-name="ch3" chartooo:axis-type="auto">
            <chart:title svg:x="5.555cm" svg:y="7.801cm" chart:style-name="ch4">
              <text:p>maximum IPC degradation(%)</text:p>
            </chart:title>
            <chart:categories table:cell-range-address="local-table.$A$2:.$A$9"/>
            <chart:grid chart:class="major"/>
          </chart:axis>
          <chart:axis chart:dimension="y" chart:name="primary-y" chart:style-name="ch3">
            <chart:title svg:x="0.414cm" svg:y="7.065cm" chart:style-name="ch5">
              <text:p>reduction of comparisons(%)</text:p>
            </chart:title>
            <chart:grid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863504356244">
                <text:p>1.51863504356244</text:p>
              </table:table-cell>
              <table:table-cell office:value-type="float" office:value="52.0831766660266">
                <text:p>52.08317666602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165053242982">
                <text:p>2.24165053242982</text:p>
              </table:table-cell>
              <table:table-cell office:value-type="float" office:value="70.1097152562617">
                <text:p>70.109715256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001452081317">
                <text:p>5.17001452081317</text:p>
              </table:table-cell>
              <table:table-cell office:value-type="float" office:value="78.533390224225">
                <text:p>78.533390224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6921587608906">
                <text:p>2.06921587608906</text:p>
              </table:table-cell>
              <table:table-cell office:value-type="float" office:value="59.3298858578791">
                <text:p>59.3298858578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759922555663">
                <text:p>3.55759922555663</text:p>
              </table:table-cell>
              <table:table-cell office:value-type="float" office:value="78.8922513811702">
                <text:p>78.8922513811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61277831559">
                <text:p>6.92461277831559</text:p>
              </table:table-cell>
              <table:table-cell office:value-type="float" office:value="87.7010524374518">
                <text:p>87.7010524374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2483059051307">
                <text:p>3.22483059051307</text:p>
              </table:table-cell>
              <table:table-cell office:value-type="float" office:value="64.4918575931916">
                <text:p>64.4918575931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8681026137464">
                <text:p>5.98681026137464</text:p>
              </table:table-cell>
              <table:table-cell office:value-type="float" office:value="84.3249870083066">
                <text:p>84.3249870083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